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2.9791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3.1043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Idée / Projet</text:p>
          </table:table-cell>
          <table:table-cell table:style-name="ce6" office:value-type="string" calcext:value-type="string">
            <text:p>Profiteur associé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fin 2018+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avant fin 2018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mir et le Géni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pparition du vi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Chronique de la montagne de Chyr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’histoire avec la maison hanté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yth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dodécaèdre élémenta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Fiction avec pinceau et couleur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HF Perles élémentair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HF Lady Blood (Land of Glaz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Bravely Thir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aine YouTube TrumanShow-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Système carte navigo plutot que ticke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nimés: ATLA &amp; ALOK, Dragon Princ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inéma</text:p>
          </table:table-cell>
          <table:table-cell/>
          <table:table-cell office:value-type="string" calcext:value-type="string">
            <text:p>WIP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Livre recettes incontournables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Aspirateur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ondeuse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A qui sert à…</text:p>
          </table:table-cell>
          <table:table-cell/>
          <table:table-cell office:value-type="string" calcext:value-type="string">
            <text:p>aff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tos concepts</text:p>
          </table:table-cell>
          <table:table-cell/>
          <table:table-cell office:value-type="string" calcext:value-type="string">
            <text:p>aff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l_2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Idée / Projet</text:p>
          </table:table-cell>
          <table:table-cell table:style-name="ce6" office:value-type="string" calcext:value-type="string">
            <text:p>Profiteur associé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Netflix &amp; co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Canal+ offre paquet (Disney, Netflix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BigPharma, vaccins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Conseils pour CTIG et environnement info, bonnes pratiques, choix technique, methode agile, dev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olitique</text:p>
          </table:table-cell>
          <table:table-cell table:style-name="ce5" office:value-type="string" calcext:value-type="string">
            <text:p>séparatisme, extrimisme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station sous-marine international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Physique:</text:p>
            <text:p>  .Questions sur la physique.</text:p>
            <text:p>  .Sujets abordés par Etienne Klein.</text:p>
            <text:p>  .L'idée d'espaces infinis plus grands que d'autres.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simple curs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he Voice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op Chef (idées comme la Boîte Noire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Livre recettes healthy / spor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Recettes perso (pâtes au chèvre, etc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cf. Jean Imbert scrip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xploiter le solaire le + possibl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agues, humour, idées de sketch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stom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ake (presets, FILE_SET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ijoux de famille de la Franc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vis UE, Europ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AF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TAN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ve Story (auto-biographie)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YuGiOh card game</text:p>
          </table:table-cell>
          <table:table-cell/>
          <table:table-cell office:value-type="string" calcext:value-type="string">
            <text:p>!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 la séri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nsonges la séri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/HPE avi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utisme Asperger avi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14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vol.A1:vol.E4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ol_2.A1:vol_2.E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Aymeric Pelle</meta:initial-creator>
    <meta:creation-date>2022-07-07T09:40:52Z</meta:creation-date>
    <dc:date>2022-08-03T17:04:08.120675318</dc:date>
    <meta:editing-cycles>133</meta:editing-cycles>
    <meta:editing-duration>PT18H21M35S</meta:editing-duration>
    <meta:document-statistic meta:table-count="2" meta:cell-count="236" meta:object-count="0"/>
    <meta:user-defined meta:name="AppVersion">16.0300</meta:user-defined>
    <meta:user-defined meta:name="Company">INRA</meta:user-defined>
  </office:meta>
</office:document-meta>
</file>